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style:text-properties style:font-name="Times New Roman"/>
    </style:style>
    <style:style style:name="P4" style:family="paragraph">
      <style:paragraph-properties fo:text-align="center"/>
      <style:text-properties style:font-name="Times New Roman"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text-position="-33% 58%" style:font-name="Times New Roman"/>
    </style:style>
    <style:style style:name="T3" style:family="text">
      <style:text-properties style:font-name="Times New Roman" style:font-name-asian="Liberation Sans1" style:font-name-complex="Liberation Sans1"/>
    </style:style>
    <style:style style:name="T4" style:family="text">
      <style:text-properties style:text-position="-33% 58%" style:font-name="Times New Roman" style:font-name-asian="Liberation Sans1" style:font-name-complex="Liberation Sans1"/>
    </style:style>
    <style:style style:name="T5" style:family="text">
      <style:text-properties style:font-name="Times New Roman" fo:font-weight="bold" style:font-name-asian="Liberation Sans1" style:font-weight-asian="bold" style:font-name-complex="Liberation Sans1" style:font-weight-complex="bold"/>
    </style:style>
    <style:style style:name="T6" style:family="text">
      <style:text-properties style:text-position="-33% 58%" style:font-name="Times New Roman" fo:font-weight="bold" style:font-name-asian="Liberation Sans1" style:font-weight-asian="bold" style:font-name-complex="Liberation Sans1" style:font-weight-complex="bold"/>
    </style:style>
    <style:style style:name="T7" style:family="text">
      <style:text-properties style:font-name="Times New Roman" fo:font-weight="normal" style:font-name-asian="Liberation Sans1" style:font-weight-asian="normal" style:font-name-complex="Liberation Sans1" style:font-weight-complex="normal"/>
    </style:style>
    <style:style style:name="T8" style:family="text">
      <style:text-properties style:text-position="-33% 58%" style:font-name="Times New Roman" fo:font-weight="normal" style:font-name-asian="Liberation Sans1" style:font-weight-asian="normal" style:font-name-complex="Liberation 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461cm" svg:height="3.048cm" svg:x="7.702cm" svg:y="7.858cm">
          <text:p text:style-name="P1"><text:span text:style-name="T1">Control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461cm" svg:height="3.048cm" svg:x="15.807cm" svg:y="7.859cm">
          <text:p text:style-name="P1"><text:span text:style-name="T1">E</text:span><text:span text:style-name="T2">B</text:span><text:span text:style-name="T1"> State Dynamics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.397cm" svg:height="1.397cm" svg:x="4.218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615cm" svg:y1="9.4cm" svg:x2="7.702cm" svg:y2="9.382cm" draw:start-shape="id1" draw:start-glue-point="10" draw:end-shape="id2" draw:end-glue-point="3" svg:d="M5615 9400h1043v-18h1044" svg:viewBox="0 0 2088 19">
          <text:p/>
        </draw:connector>
        <draw:connector draw:style-name="gr3" draw:text-style-name="P1" draw:layer="layout" svg:x1="13.163cm" svg:y1="9.382cm" svg:x2="15.807cm" svg:y2="9.383cm" draw:start-shape="id2" draw:end-shape="id3" draw:end-glue-point="3" svg:d="M13163 9382h1322v1h1322" svg:viewBox="0 0 2645 2">
          <text:p/>
        </draw:connector>
        <draw:connector draw:style-name="gr3" draw:text-style-name="P1" draw:layer="layout" draw:line-skew="1.71cm 2.291cm" svg:x1="21.268cm" svg:y1="9.383cm" svg:x2="4.917cm" svg:y2="10.098cm" draw:start-shape="id3" draw:start-glue-point="1" draw:end-shape="id1" draw:end-glue-point="8" svg:d="M21268 9383h2211v4317h-18562v-3602" svg:viewBox="0 0 18563 4318">
          <text:p/>
        </draw:connector>
        <draw:connector draw:style-name="gr3" draw:text-style-name="P1" draw:layer="layout" svg:x1="1.576cm" svg:y1="9.448cm" svg:x2="4.115cm" svg:y2="9.449cm" svg:d="M1576 9448h1269v1h1270" svg:viewBox="0 0 2540 2">
          <text:p/>
        </draw:connector>
        <draw:frame draw:style-name="gr4" draw:text-style-name="P3" draw:layer="layout" svg:width="2.921cm" svg:height="1.139cm" svg:x="21.574cm" svg:y="7.985cm">
          <draw:text-box>
            <text:p text:style-name="P3"><text:span text:style-name="T3">Λ</text:span><text:span text:style-name="T4">t</text:span><text:span text:style-name="T5">(x</text:span><text:span text:style-name="T6">t</text:span><text:span text:style-name="T7">, u</text:span><text:span text:style-name="T8">t</text:span><text:span text:style-name="T5">)</text:span></text:p>
          </draw:text-box>
        </draw:frame>
        <draw:frame draw:style-name="gr4" draw:text-style-name="P3" draw:layer="layout" svg:width="2.54cm" svg:height="1.139cm" svg:x="13.974cm" svg:y="8.186cm">
          <draw:text-box>
            <text:p text:style-name="P3"><text:span text:style-name="T5">u</text:span></text:p>
          </draw:text-box>
        </draw:frame>
        <draw:frame draw:style-name="gr4" draw:text-style-name="P4" draw:layer="layout" svg:width="2.54cm" svg:height="1.665cm" svg:x="13.174cm" svg:y="6.887cm">
          <draw:text-box>
            <text:p text:style-name="P4"><text:span text:style-name="T7">Control Signals</text:span></text:p>
          </draw:text-box>
        </draw:frame>
        <draw:custom-shape draw:style-name="gr5" draw:text-style-name="P1" draw:layer="layout" svg:width="6.223cm" svg:height="5.334cm" svg:x="11.541cm" svg:y="13.9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333333" draw:marker-start-width="0.432cm" draw:marker-end-width="0.432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ulef </meta:initial-creator>
    <meta:creation-date>2016-08-17T18:49:16.993496999</meta:creation-date>
    <dc:date>2016-08-17T19:00:48.810053643</dc:date>
    <dc:creator>kaulef </dc:creator>
    <meta:editing-duration>P0D</meta:editing-duration>
    <meta:editing-cycles>1</meta:editing-cycles>
    <meta:document-statistic meta:object-count="11"/>
    <meta:generator>LibreOffice/4.2.8.2$Linux_X86_64 LibreOffice_project/420m0$Build-2</meta:generator>
  </office:meta>
</office:document-meta>
</file>